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179e" officeooo:paragraph-rsid="0002179e"/>
    </style:style>
    <style:style style:name="P2" style:family="paragraph" style:parent-style-name="Standard">
      <style:text-properties officeooo:rsid="0003061c" officeooo:paragraph-rsid="0003061c"/>
    </style:style>
    <style:style style:name="P3" style:family="paragraph" style:parent-style-name="Text_20_body">
      <style:text-properties officeooo:rsid="0003061c" officeooo:paragraph-rsid="0003061c"/>
    </style:style>
    <style:style style:name="P4" style:family="paragraph" style:parent-style-name="Heading_20_2">
      <style:text-properties officeooo:rsid="0003061c" officeooo:paragraph-rsid="0003061c"/>
    </style:style>
    <style:style style:name="T1" style:family="text">
      <style:text-properties officeooo:rsid="000306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Pasta 3</text:h>
      <text:h text:style-name="P4" text:outline-level="2">Exercício 1</text:h>
      <text:p text:style-name="Text_20_body">Escreva um programa que receba um número natural<text:span text:style-name="T1">(</text:span>n<text:span text:style-name="T1">)</text:span>na entrada e imprima<text:bookmark text:name="MathJax-Element-3-Frame"/><text:bookmark text:name="MathJax-Span-9"/><text:bookmark text:name="MathJax-Span-10"/><text:bookmark text:name="MathJax-Span-11"/><text:span text:style-name="T1">(</text:span>n<text:bookmark text:name="MathJax-Span-12"/>!<text:span text:style-name="T1">)</text:span>(fatorial) na saída.</text:p>
      <text:p text:style-name="P3">Lembrete : fatorial de 0 = 1</text:p>
      <text:h text:style-name="P4" text:outline-level="2">Exercício 2</text:h>
      <text:p text:style-name="Text_20_body">Receba um número inteiro positivo na entrada e imprima os<text:span text:style-name="T1">(</text:span>n<text:span text:style-name="T1">)</text:span>primeiros números ímpares naturais. Para a saída, siga o formato do exemplo abaixo.</text:p>
      <text:p text:style-name="P3">Valor de n: 5</text:p>
      <text:p text:style-name="P3">1</text:p>
      <text:p text:style-name="P3">3</text:p>
      <text:p text:style-name="P3">5</text:p>
      <text:p text:style-name="P3">7</text:p>
      <text:p text:style-name="P3">9</text:p>
      <text:h text:style-name="P4" text:outline-level="2">Exercício 3</text:h>
      <text:p text:style-name="Text_20_body">Escreva um programa que receba um número inteiro na entrada, calcule e imprima a soma dos dígitos deste número na saída</text:p>
      <text:p text:style-name="P3">valor de n: 123</text:p>
      <text:p text:style-name="P3">6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7:50:37.642465040</meta:creation-date>
    <meta:editing-duration>PT6M50S</meta:editing-duration>
    <meta:editing-cycles>2</meta:editing-cycles>
    <meta:generator>LibreOffice/6.0.7.3$Linux_X86_64 LibreOffice_project/00m0$Build-3</meta:generator>
    <dc:date>2019-12-31T17:57:22.512173265</dc:date>
    <meta:document-statistic meta:table-count="0" meta:image-count="0" meta:object-count="0" meta:page-count="1" meta:paragraph-count="16" meta:word-count="85" meta:character-count="459" meta:non-whitespace-character-count="390"/>
  </office:meta>
</office:document-meta>
</file>